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35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144.45pt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5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1" table:number-columns-repeated="3" table:default-cell-style-name="Excel_20_Built-in_20_Normal"/>
        <table:table-column table:style-name="co3" table:number-columns-repeated="17" table:default-cell-style-name="Excel_20_Built-in_20_Normal"/>
        <table:table-column table:style-name="co4" table:number-columns-repeated="1002" table:default-cell-style-name="Excel_20_Built-in_20_Normal"/>
        <table:table-row table:style-name="ro4">
          <table:table-cell table:style-name="ce2" office:value-type="string" calcext:value-type="string">
            <text:p>Física Computacional. Grupo 8196</text:p>
          </table:table-cell>
          <table:table-cell table:style-name="ce8"/>
          <table:table-cell table:style-name="ce7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Profesor</text:p>
          </table:table-cell>
          <table:table-cell table:style-name="ce9" office:value-type="string" calcext:value-type="string">
            <text:p>David Philip Sanders</text:p>
          </table:table-cell>
          <table:table-cell table:style-name="ce7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Ayudante</text:p>
          </table:table-cell>
          <table:table-cell table:style-name="ce9" office:value-type="string" calcext:value-type="string">
            <text:p>Ilya Orson Sandoval Cárdenas</text:p>
          </table:table-cell>
          <table:table-cell table:style-name="ce7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Ayudante</text:p>
          </table:table-cell>
          <table:table-cell table:style-name="ce9" office:value-type="string" calcext:value-type="string">
            <text:p>Ignacio Loaiza Ganem</text:p>
          </table:table-cell>
          <table:table-cell table:style-name="ce11" office:value-type="date" office:date-value="2017-02-02" calcext:value-type="date">
            <text:p>2-Feb</text:p>
          </table:table-cell>
          <table:table-cell table:style-name="ce11" office:value-type="date" office:date-value="2017-02-09" calcext:value-type="date">
            <text:p>9-Feb</text:p>
          </table:table-cell>
          <table:table-cell table:style-name="ce11" office:value-type="date" office:date-value="2017-02-14" calcext:value-type="date">
            <text:p>14-Feb</text:p>
          </table:table-cell>
          <table:table-cell table:style-name="ce11" office:value-type="date" office:date-value="2017-02-28" calcext:value-type="date">
            <text:p>28-Feb</text:p>
          </table:table-cell>
          <table:table-cell table:style-name="ce11" office:value-type="date" office:date-value="2017-03-09" calcext:value-type="date">
            <text:p>9-Mar</text:p>
          </table:table-cell>
          <table:table-cell table:style-name="ce7" office:value-type="string" calcext:value-type="string">
            <text:p>16-Mar</text:p>
          </table:table-cell>
          <table:table-cell table:style-name="ce7" office:value-type="string" calcext:value-type="string">
            <text:p>23-Mar</text:p>
          </table:table-cell>
          <table:table-cell table:style-name="ce7" office:value-type="string" calcext:value-type="string">
            <text:p>18-Abr</text:p>
          </table:table-cell>
          <table:table-cell table:style-name="ce7" office:value-type="string" calcext:value-type="string">
            <text:p>27-Abr</text:p>
          </table:table-cell>
          <table:table-cell table:style-name="ce7" table:number-columns-repeated="11"/>
          <table:table-cell table:number-columns-repeated="1002"/>
        </table:table-row>
        <table:table-row table:style-name="ro2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uenta</text:p>
          </table:table-cell>
          <table:table-cell table:style-name="ce7" office:value-type="string" calcext:value-type="string">
            <text:p>Tarea 0</text:p>
          </table:table-cell>
          <table:table-cell table:style-name="ce7" office:value-type="string" calcext:value-type="string">
            <text:p>Tarea 1</text:p>
          </table:table-cell>
          <table:table-cell table:style-name="ce7" office:value-type="string" calcext:value-type="string">
            <text:p>Tarea 2</text:p>
          </table:table-cell>
          <table:table-cell table:style-name="ce13" office:value-type="string" calcext:value-type="string">
            <text:p>Tarea 3</text:p>
          </table:table-cell>
          <table:table-cell table:style-name="ce13" office:value-type="string" calcext:value-type="string">
            <text:p>Tarea 4</text:p>
          </table:table-cell>
          <table:table-cell table:style-name="ce7" office:value-type="string" calcext:value-type="string">
            <text:p>Tarea 5</text:p>
          </table:table-cell>
          <table:table-cell table:style-name="ce7" office:value-type="string" calcext:value-type="string">
            <text:p>Tarea 6</text:p>
          </table:table-cell>
          <table:table-cell table:style-name="ce7" office:value-type="string" calcext:value-type="string">
            <text:p>Tarea 7</text:p>
          </table:table-cell>
          <table:table-cell table:style-name="ce7" office:value-type="string" calcext:value-type="string">
            <text:p>Tarea 8</text:p>
          </table:table-cell>
          <table:table-cell table:style-name="ce7" table:number-columns-repeated="11"/>
          <table:table-cell table:number-columns-repeated="1002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9" office:value-type="float" office:value="310007706" calcext:value-type="float">
            <text:p>31000770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5" calcext:value-type="float">
            <text:p>8.5</text:p>
          </table:table-cell>
          <table:table-cell table:style-name="ce12"/>
          <table:table-cell table:style-name="ce12" office:value-type="float" office:value="7.5" calcext:value-type="float">
            <text:p>7.5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9" office:value-type="float" office:value="415122269" calcext:value-type="float">
            <text:p>415122269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/>
          <table:table-cell table:style-name="ce12" office:value-type="float" office:value="10.5" calcext:value-type="float">
            <text:p>10.5</text:p>
          </table:table-cell>
          <table:table-cell table:style-name="ce7"/>
          <table:table-cell table:style-name="ce12" office:value-type="float" office:value="10.5" calcext:value-type="float">
            <text:p>10.5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9" office:value-type="float" office:value="414002720" calcext:value-type="float">
            <text:p>4140027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9" office:value-type="float" office:value="311561559" calcext:value-type="float">
            <text:p>311561559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1.2" calcext:value-type="float">
            <text:p>1.2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9" office:value-type="float" office:value="415029917" calcext:value-type="float">
            <text:p>415029917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10.5" calcext:value-type="float">
            <text:p>10.5</text:p>
          </table:table-cell>
          <table:table-cell table:style-name="ce7"/>
          <table:table-cell table:style-name="ce12" office:value-type="float" office:value="11" calcext:value-type="float">
            <text:p>11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9" office:value-type="float" office:value="414043853" calcext:value-type="float">
            <text:p>41404385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9" office:value-type="float" office:value="414002074" calcext:value-type="float">
            <text:p>41400207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9" office:value-type="float" office:value="311285442" calcext:value-type="float">
            <text:p>31128544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8.7" calcext:value-type="float">
            <text:p>8.7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2" office:value-type="float" office:value="9.2" calcext:value-type="float">
            <text:p>9.2</text:p>
          </table:table-cell>
          <table:table-cell table:style-name="ce7"/>
          <table:table-cell table:style-name="ce12" office:value-type="float" office:value="9" calcext:value-type="float">
            <text:p>9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9" office:value-type="float" office:value="310014382" calcext:value-type="float">
            <text:p>31001438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.5" calcext:value-type="float">
            <text:p>1.5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9" office:value-type="float" office:value="310088154" calcext:value-type="float">
            <text:p>31008815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style-name="ce12"/>
          <table:table-cell table:style-name="ce12" office:value-type="float" office:value="6.7" calcext:value-type="float">
            <text:p>6.7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9" office:value-type="float" office:value="415076777" calcext:value-type="float">
            <text:p>415076777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9.5" calcext:value-type="float">
            <text:p>9.5</text:p>
          </table:table-cell>
          <table:table-cell table:style-name="ce12"/>
          <table:table-cell table:style-name="ce12" office:value-type="float" office:value="7.5" calcext:value-type="float">
            <text:p>7.5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9" office:value-type="float" office:value="310098308" calcext:value-type="float">
            <text:p>31009830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3" calcext:value-type="float">
            <text:p>9.3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9" office:value-type="float" office:value="311184390" calcext:value-type="float">
            <text:p>3111843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4" calcext:value-type="float">
            <text:p>8.4</text:p>
          </table:table-cell>
          <table:table-cell table:style-name="ce12" office:value-type="float" office:value="8.5" calcext:value-type="float">
            <text:p>8.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7"/>
          <table:table-cell table:style-name="ce12" office:value-type="float" office:value="2" calcext:value-type="float">
            <text:p>2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9" office:value-type="float" office:value="310192224" calcext:value-type="float">
            <text:p>310192224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9" office:value-type="float" office:value="300175961" calcext:value-type="float">
            <text:p>30017596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9" office:value-type="float" office:value="311059674" calcext:value-type="float">
            <text:p>31105967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4.2" calcext:value-type="float">
            <text:p>4.2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9" office:value-type="float" office:value="312104681" calcext:value-type="float">
            <text:p>31210468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2" calcext:value-type="float">
            <text:p>8.2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2" office:value-type="float" office:value="7.5" calcext:value-type="float">
            <text:p>7.5</text:p>
          </table:table-cell>
          <table:table-cell table:style-name="ce7"/>
          <table:table-cell table:style-name="ce12" office:value-type="float" office:value="8" calcext:value-type="float">
            <text:p>8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9" office:value-type="float" office:value="310143518" calcext:value-type="float">
            <text:p>310143518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9" office:value-type="float" office:value="311046065" calcext:value-type="float">
            <text:p>31104606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9" calcext:value-type="float">
            <text:p>9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9" office:value-type="float" office:value="415078135" calcext:value-type="float">
            <text:p>41507813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3" calcext:value-type="float">
            <text:p>9.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/>
          <table:table-cell table:style-name="ce12" office:value-type="float" office:value="9.1" calcext:value-type="float">
            <text:p>9.1</text:p>
          </table:table-cell>
          <table:table-cell table:style-name="ce7"/>
          <table:table-cell table:style-name="ce12" office:value-type="float" office:value="9" calcext:value-type="float">
            <text:p>9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9" office:value-type="float" office:value="311217658" calcext:value-type="float">
            <text:p>31121765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2" calcext:value-type="float">
            <text:p>8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9" office:value-type="float" office:value="415083308" calcext:value-type="float">
            <text:p>41508330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/>
          <table:table-cell table:style-name="ce12" office:value-type="float" office:value="11" calcext:value-type="float">
            <text:p>11</text:p>
          </table:table-cell>
          <table:table-cell table:style-name="ce7"/>
          <table:table-cell table:style-name="ce12" office:value-type="float" office:value="10.5" calcext:value-type="float">
            <text:p>10.5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9" office:value-type="float" office:value="310605780" calcext:value-type="float">
            <text:p>31060578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9" office:value-type="float" office:value="307117504" calcext:value-type="float">
            <text:p>30711750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.7" calcext:value-type="float">
            <text:p>1.7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9" office:value-type="float" office:value="312578042" calcext:value-type="float">
            <text:p>312578042</text:p>
          </table:table-cell>
          <table:table-cell table:number-columns-repeated="3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/>
          <table:table-cell table:style-name="ce12" office:value-type="float" office:value="9.5" calcext:value-type="float">
            <text:p>9.5</text:p>
          </table:table-cell>
          <table:table-cell table:style-name="ce7"/>
          <table:table-cell table:style-name="ce12" office:value-type="float" office:value="10" calcext:value-type="float">
            <text:p>1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9" office:value-type="float" office:value="310175236" calcext:value-type="float">
            <text:p>31017523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.9" calcext:value-type="float">
            <text:p>8.9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9" office:value-type="float" office:value="310209900" calcext:value-type="float">
            <text:p>31020990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9" office:value-type="float" office:value="410057113" calcext:value-type="float">
            <text:p>410057113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8.5" calcext:value-type="float">
            <text:p>8.5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9" office:value-type="float" office:value="410007259" calcext:value-type="float">
            <text:p>41000725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3" calcext:value-type="float">
            <text:p>3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9" office:value-type="float" office:value="311320563" calcext:value-type="float">
            <text:p>311320563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11" calcext:value-type="float">
            <text:p>11</text:p>
          </table:table-cell>
          <table:table-cell table:style-name="ce7"/>
          <table:table-cell table:style-name="ce12" office:value-type="float" office:value="11" calcext:value-type="float">
            <text:p>11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9" office:value-type="float" office:value="311255089" calcext:value-type="float">
            <text:p>31125508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.5" calcext:value-type="float">
            <text:p>8.5</text:p>
          </table:table-cell>
          <table:table-cell table:style-name="ce12"/>
          <table:table-cell table:style-name="ce12" office:value-type="float" office:value="7.5" calcext:value-type="float">
            <text:p>7.5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9" office:value-type="float" office:value="310308041" calcext:value-type="float">
            <text:p>310308041</text:p>
          </table:table-cell>
          <table:table-cell table:number-columns-repeated="3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7"/>
          <table:table-cell table:style-name="ce12" office:value-type="float" office:value="9" calcext:value-type="float">
            <text:p>9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9" office:value-type="float" office:value="411027935" calcext:value-type="float">
            <text:p>411027935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9" office:value-type="float" office:value="310311533" calcext:value-type="float">
            <text:p>310311533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9" office:value-type="float" office:value="415031866" calcext:value-type="float">
            <text:p>415031866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10.5" calcext:value-type="float">
            <text:p>10.5</text:p>
          </table:table-cell>
          <table:table-cell table:style-name="ce7"/>
          <table:table-cell table:style-name="ce12" office:value-type="float" office:value="10" calcext:value-type="float">
            <text:p>1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9" office:value-type="float" office:value="413011204" calcext:value-type="float">
            <text:p>41301120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9" office:value-type="float" office:value="308712023" calcext:value-type="float">
            <text:p>3087120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9" office:value-type="float" office:value="311101632" calcext:value-type="float">
            <text:p>311101632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3" table:style-name="ce12" office:value-type="float" office:value="9.5" calcext:value-type="float">
            <text:p>9.5</text:p>
          </table:table-cell>
          <table:table-cell table:style-name="ce12"/>
          <table:table-cell table:style-name="ce12" office:value-type="float" office:value="6.7" calcext:value-type="float">
            <text:p>6.7</text:p>
          </table:table-cell>
          <table:table-cell table:style-name="ce7"/>
          <table:table-cell table:style-name="ce12" office:value-type="float" office:value="10" calcext:value-type="float">
            <text:p>1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7" table:number-columns-repeated="2"/>
          <table:table-cell table:style-name="ce12" table:number-columns-repeated="6"/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7"/>
          <table:table-cell table:style-name="ce10" office:value-type="string" calcext:value-type="string">
            <text:p>S/N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8.5" calcext:value-type="float">
            <text:p>8.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 table:number-rows-repeated="955">
          <table:table-cell table:style-name="ce7" table:number-columns-repeated="22"/>
          <table:table-cell table:number-columns-repeated="100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date-style style:name="N122">
      <number:day/>
      <number:text>-</number:text>
      <number:month number:textual="true"/>
    </number:date-style>
    <number:number-style style:name="N123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20:05:10.899647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02T20:06:13.071901475</dc:date>
    <meta:editing-duration>PT5H37M42S</meta:editing-duration>
    <meta:editing-cycles>6</meta:editing-cycles>
    <meta:document-statistic meta:table-count="3" meta:cell-count="338" meta:object-count="0"/>
  </office:meta>
</office:document-meta>
</file>